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640000004B0805DED32.jpg"/>
  <manifest:file-entry manifest:media-type="image/png" manifest:full-path="Pictures/1000000000000640000004B02C5236E4.png"/>
  <manifest:file-entry manifest:media-type="image/png" manifest:full-path="Pictures/1000000000000320000002585C39BAEF.png"/>
  <manifest:file-entry manifest:media-type="image/png" manifest:full-path="Pictures/1000000000000640000004B0FDCF1FC9.png"/>
  <manifest:file-entry manifest:media-type="image/png" manifest:full-path="Pictures/1000000000000640000004B0F8982FA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lyt-blackandwhite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841cm" fo:min-width="0cm" fo:padding-top="0.13cm" fo:padding-bottom="0.13cm" fo:padding-left="0.25cm" fo:padding-right="0.25cm" fo:wrap-option="wrap"/>
    </style:style>
    <style:style style:name="pr2" style:family="presentation" style:parent-style-name="lyt-blackandwhite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0.868cm" fo:min-width="0cm" fo:padding-top="0.13cm" fo:padding-bottom="0.13cm" fo:padding-left="0.25cm" fo:padding-right="0.25cm" fo:wrap-option="wrap"/>
    </style:style>
    <style:style style:name="pr3" style:family="presentation" style:parent-style-name="lyt-blackandwhite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0.675cm" fo:min-width="0cm" fo:padding-top="0.13cm" fo:padding-bottom="0.13cm" fo:padding-left="0.25cm" fo:padding-right="0.25cm" fo:wrap-option="wrap"/>
    </style:style>
    <style:style style:name="pr4" style:family="presentation" style:parent-style-name="lyt-blackandwhite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.607cm" fo:min-width="0cm" fo:padding-top="0.13cm" fo:padding-bottom="0.13cm" fo:padding-left="0.25cm" fo:padding-right="0.25cm" fo:wrap-option="wrap"/>
    </style:style>
    <style:style style:name="pr5" style:family="presentation" style:parent-style-name="lyt-blackandwhite-notes">
      <style:graphic-properties draw:fill-color="#ffffff" draw:auto-grow-height="true" fo:min-height="13.364cm"/>
    </style:style>
    <style:style style:name="pr6" style:family="presentation" style:parent-style-name="lyt-blackandwhite-title">
      <style:graphic-properties draw:fill-color="#ffffff" draw:auto-grow-height="true" fo:min-height="2cm"/>
    </style:style>
    <style:style style:name="pr7" style:family="presentation" style:parent-style-name="lyt-blackandwhite-outline1">
      <style:graphic-properties draw:fill-color="#ffffff" draw:auto-grow-height="true" fo:min-height="13.859cm"/>
    </style:style>
    <style:style style:name="pr8" style:family="presentation" style:parent-style-name="lyt-blackandwhite-title">
      <style:graphic-properties draw:auto-grow-height="true" fo:min-height="2.006cm"/>
    </style:style>
    <style:style style:name="pr9" style:family="presentation" style:parent-style-name="lyt-blackandwhite-outline1">
      <style:graphic-properties fo:min-height="13.859cm"/>
    </style:style>
    <style:style style:name="pr10" style:family="presentation" style:parent-style-name="lyt-blackandwhite-title">
      <style:graphic-properties draw:auto-grow-height="true" fo:min-height="2.259cm"/>
    </style:style>
    <style:style style:name="pr11" style:family="presentation" style:parent-style-name="lyt-blackandwhite-outline1" style:list-style-name="L5">
      <style:graphic-properties fo:min-height="13.859cm"/>
    </style:style>
    <style:style style:name="pr12" style:family="presentation" style:parent-style-name="lyt-blackandwhite-title">
      <style:graphic-properties draw:auto-grow-height="true" fo:min-height="2cm"/>
    </style:style>
    <style:style style:name="pr13" style:family="presentation" style:parent-style-name="lyt-blackandwhite-title">
      <style:graphic-properties draw:auto-grow-height="true" fo:min-height="0.9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style:paragraph-properties fo:margin-left="0.952cm" fo:margin-right="0cm" fo:margin-top="0.282cm" fo:margin-bottom="0cm" fo:text-indent="-0.952cm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.952cm" fo:margin-right="0cm" fo:margin-top="0.282cm" fo:margin-bottom="0cm" fo:text-indent="-0.952cm"/>
    </style:style>
    <style:style style:name="P6" style:family="paragraph">
      <style:paragraph-properties fo:margin-left="0.952cm" fo:margin-right="0cm" fo:margin-top="0.282cm" fo:margin-bottom="0cm" fo:text-indent="-0.952cm" style:writing-mode="lr-tb" style:font-independent-line-spacing="true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text-indent="0cm"/>
      <style:text-properties style:use-window-font-color="true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text-properties style:use-window-font-color="true" fo:font-size="40pt" style:font-size-asian="40pt" style:font-size-complex="40pt"/>
    </style:style>
    <style:style style:name="P14" style:family="paragraph">
      <style:paragraph-properties fo:text-align="center"/>
      <style:text-properties style:use-window-font-color="true" fo:font-size="40pt" style:font-size-asian="40pt" style:font-size-complex="40pt"/>
    </style:style>
    <style:style style:name="T1" style:family="text">
      <style:text-properties fo:color="#153c6c" fo:font-size="38pt" fo:font-weight="bold" style:font-family-asian="Arial" style:font-pitch-asian="variable" style:font-size-asian="38pt" style:font-weight-asian="bold" style:font-family-complex="Arial" style:font-pitch-complex="variable" style:font-size-complex="38pt" style:font-weight-complex="bold"/>
    </style:style>
    <style:style style:name="T2" style:family="text">
      <style:text-properties fo:color="#323533" fo:font-size="18pt" style:font-size-asian="18pt" style:font-size-complex="18pt"/>
    </style:style>
    <style:style style:name="T3" style:family="text">
      <style:text-properties fo:color="#323533" fo:font-size="12pt" style:font-size-asian="12pt" style:font-size-complex="12pt"/>
    </style:style>
    <style:style style:name="T4" style:family="text">
      <style:text-properties fo:color="#153c6c" fo:font-size="24pt" style:font-size-asian="24pt" style:font-size-complex="24pt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153c6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64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43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lick to Add Title" draw:style-name="dp1" draw:master-page-name="lyt-blackandwhit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166cm" svg:height="2.101cm" svg:x="2.69cm" svg:y="7.232cm" presentation:class="title" presentation:user-transformed="true">
          <draw:text-box>
            <text:list text:style-name="L1">
              <text:list-header>
                <text:p text:style-name="P1"><text:span text:style-name="T1">Introduction to AlloyUI and YUI3</text:span></text:p>
              </text:list-header>
            </text:list>
          </draw:text-box>
        </draw:frame>
        <draw:frame presentation:style-name="pr2" draw:text-style-name="P4" draw:layer="layout" svg:width="14.466cm" svg:height="1.128cm" svg:x="2.534cm" svg:y="11.872cm" presentation:class="outline" presentation:user-transformed="true">
          <draw:text-box>
            <text:list text:style-name="L2">
              <text:list-header>
                <text:p text:style-name="P3"><text:span text:style-name="T2">Iliyan Peychev</text:span><text:span text:style-name="T2"><text:tab/></text:span></text:p>
              </text:list-header>
            </text:list>
          </draw:text-box>
        </draw:frame>
        <draw:frame presentation:style-name="pr3" draw:text-style-name="P6" draw:layer="layout" svg:width="14.466cm" svg:height="0.935cm" svg:x="2.534cm" svg:y="13cm" presentation:class="outline" presentation:user-transformed="true">
          <draw:text-box>
            <text:list text:style-name="L2">
              <text:list-header>
                <text:p text:style-name="P5"><text:span text:style-name="T3">Core Software Engineer</text:span></text:p>
              </text:list-header>
            </text:list>
          </draw:text-box>
        </draw:frame>
        <draw:frame presentation:style-name="pr4" draw:text-style-name="P6" draw:layer="layout" svg:width="21.311cm" svg:height="2.575cm" svg:x="2.689cm" svg:y="9.098cm" presentation:class="outline" presentation:user-transformed="true">
          <draw:text-box>
            <text:list text:style-name="L2">
              <text:list-header>
                <text:p text:style-name="P5"><text:span text:style-name="T4">Sandboxes, modularity and speed</text:span></text:p>
              </text:list-header>
              <text:list-item>
                <text:p text:style-name="P5"><text:span text:style-name="T4">Full stack software develop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ackandwhite" presentation:presentation-page-layout-name="AL2T1">
        <office:forms form:automatic-focus="false" form:apply-design-mode="false"/>
        <draw:frame presentation:style-name="pr6" draw:text-style-name="P8" draw:layer="layout" svg:width="25.199cm" svg:height="2cm" svg:x="0.5cm" svg:y="0cm" presentation:class="title" presentation:user-transformed="true">
          <draw:text-box>
            <text:p><text:span text:style-name="T5">What is AlloyUI?</text:span></text:p>
          </draw:text-box>
        </draw:frame>
        <draw:frame presentation:style-name="pr7" draw:text-style-name="P11" draw:layer="layout" svg:width="25.199cm" svg:height="13.895cm" svg:x="1.5cm" svg:y="5cm" presentation:class="outline" presentation:user-transformed="true">
          <draw:text-box>
            <text:p text:style-name="P9"/>
            <text:list text:style-name="L4">
              <text:list-item>
                <text:p text:style-name="P10">AlloyUI is a UI metaframework, built on top on YUI3</text:p>
              </text:list-item>
              <text:list-item>
                <text:p text:style-name="P10">It has modular architecture and lightweight core</text:p>
              </text:list-item>
              <text:list-item>
                <text:p text:style-name="P10">Currently provides about 70 modules and components</text:p>
              </text:list-item>
              <text:list-item>
                <text:p text:style-name="P10"><text:span text:style-name="T6">It is about creating applications, not only about manipulating the DOM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lyt-blackandwhite" presentation:presentation-page-layout-name="AL2T1">
        <office:forms form:automatic-focus="false" form:apply-design-mode="false"/>
        <draw:frame presentation:style-name="pr8" draw:text-style-name="P13" draw:layer="layout" svg:width="25.199cm" svg:height="2.006cm" svg:x="0.5cm" svg:y="-0.006cm" presentation:class="title" presentation:user-transformed="true">
          <draw:text-box>
            <text:p><text:span text:style-name="T5">Why on top of YUI3?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10">YUI3 has been built with one simple thought in mind – no more “kitchen sink”.</text:p>
              </text:list-item>
              <text:list-item>
                <text:p><text:span text:style-name="T7">Instead, create </text:span><text:span text:style-name="T8">modular</text:span><text:span text:style-name="T7"> and </text:span><text:span text:style-name="T8">lightweight </text:span><text:span text:style-name="T7">library, focusing on </text:span><text:span text:style-name="T8">speed</text:span><text:span text:style-name="T7">.</text:span></text:p>
              </text:list-item>
              <text:list-item>
                <text:p><text:span text:style-name="T7">Provides</text:span><text:span text:style-name="T8"> sandboxing –</text:span><text:span text:style-name="T7"> multiple developers may work on different parts of the page.</text:span></text:p>
              </text:list-item>
              <text:list-item>
                <text:p><text:span text:style-name="T7">Every developer loads </text:span><text:span text:style-name="T8">only</text:span><text:span text:style-name="T7"> these modules, which are currently need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ackandwhite" presentation:presentation-page-layout-name="AL2T1">
        <office:forms form:automatic-focus="false" form:apply-design-mode="false"/>
        <draw:frame presentation:style-name="pr10" draw:text-style-name="P14" draw:layer="layout" svg:width="25.199cm" svg:height="2.259cm" svg:x="0.508cm" svg:y="-0.259cm" presentation:class="title" presentation:user-transformed="true">
          <draw:text-box>
            <text:p text:style-name="P9"><text:span text:style-name="T5">Modularity and speed matters</text:span></text:p>
          </draw:text-box>
        </draw:frame>
        <draw:frame presentation:style-name="pr11" draw:text-style-name="P10" draw:layer="layout" svg:width="25.199cm" svg:height="15.461cm" svg:x="1.4cm" svg:y="4.914cm" presentation:class="outline" presentation:user-transformed="true">
          <draw:text-box>
            <text:p text:style-name="P10">Sandboxes, modules and speed directly reflect <text:span text:style-name="T8">stability</text:span>, <text:span text:style-name="T8">weight</text:span> and <text:span text:style-name="T8">performance</text:span> of the system.</text:p>
            <text:list text:style-name="L5">
              <text:list-item>
                <text:p text:style-name="P10"><text:s/>Amazon found every 100ms of latency cost them 1% in sales</text:p>
              </text:list-item>
            </text:list>
            <text:p text:style-name="P10"><text:span text:style-name="T9"><text:a xlink:href="http://scr.bi/i5Ch7">Make Data Useful by Greg Linden (Amazon.com)</text:a></text:span><text:span text:style-name="T9"> Page 15</text:span></text:p>
            <text:list text:continue-numbering="true" text:style-name="L5">
              <text:list-item>
                <text:p text:style-name="P10">Google found an extra 500 milliseconds in search page generation time dropped traffic by 20%</text:p>
              </text:list-item>
            </text:list>
            <text:p text:style-name="P10"><text:span text:style-name="T9"><text:a xlink:href="http://scr.bi/i5Ch7">Make Data Useful by Greg Linden (Amazon.com)</text:a></text:span><text:span text:style-name="T9"> Page 15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What AlloyUI adds to YUI3</text:span></text:p>
          </draw:text-box>
        </draw:frame>
        <draw:frame presentation:style-name="pr9" draw:text-style-name="P9" draw:layer="layout" svg:width="25.199cm" svg:height="13.859cm" svg:x="1.301cm" svg:y="5cm" presentation:class="outline" presentation:user-transformed="true">
          <draw:text-box>
            <text:p text:style-name="P9"/>
            <text:list text:style-name="L4">
              <text:list-item>
                <text:p text:style-name="P10">AlloyUI introduces <text:span text:style-name="T7">many new</text:span> components, utilities, Widgets and layouts.</text:p>
              </text:list-item>
              <text:list-item>
                <text:p text:style-name="P10"><text:span text:style-name="T7">Developers </text:span><text:span text:style-name="T8">can</text:span> still use all already existing YUI2, YUI3 and Gallery modules together with those from AlloyU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AlloyUI features</text:span></text:p>
          </draw:text-box>
        </draw:frame>
        <draw:frame presentation:style-name="pr9" draw:text-style-name="P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 text:style-name="P10">Create layouts (for example multiple nested columns)</text:p>
              </text:list-item>
              <text:list-item>
                <text:p text:style-name="P10">Work with DOM – retrieve and create Nodes</text:p>
              </text:list-item>
              <text:list-item>
                <text:p text:style-name="P10">Use many utilities in order to improve performance (for example A.debounce)</text:p>
              </text:list-item>
              <text:list-item>
                <text:p text:style-name="P10">Use rich set of Widgets</text:p>
              </text:list-item>
              <text:list-item>
                <text:p text:style-name="P10">Allows you to create your own modules, plugins, extensions and Widg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ackandwhite" presentation:presentation-page-layout-name="AL2T1">
        <office:forms form:automatic-focus="false" form:apply-design-mode="false"/>
        <draw:frame presentation:style-name="pr8" draw:text-style-name="P13" draw:layer="layout" svg:width="25.199cm" svg:height="2.006cm" svg:x="0.5cm" svg:y="-0.006cm" presentation:class="title" presentation:user-transformed="true">
          <draw:text-box>
            <text:p><text:span text:style-name="T5">The simplest usage of AlloyUI</text:span></text:p>
          </draw:text-box>
        </draw:frame>
        <draw:frame presentation:style-name="pr9" draw:text-style-name="P10" draw:layer="layout" svg:width="25.199cm" svg:height="15.006cm" svg:x="1.301cm" svg:y="5cm" presentation:class="outline" presentation:user-transformed="true">
          <draw:text-box>
            <text:list text:style-name="L4">
              <text:list-item>
                <text:p text:style-name="P10"><text:span text:style-name="T10">Create an &lt;aui:script&gt; element in your jsp page</text:span></text:p>
              </text:list-item>
              <text:list-item>
                <text:p text:style-name="P10"><text:span text:style-name="T10">Specify which modules you will need – for example AlloyUI TreeView</text:span></text:p>
              </text:list-item>
            </text:list>
            <text:p text:style-name="P10"><text:span text:style-name="T11"/></text:p>
            <text:p text:style-name="P10"><text:span text:style-name="T11">AlloyUI will execute your code asynchronously as soon as these modules get loaded in the browser</text:span></text:p>
            <text:p text:style-name="P10"><text:span text:style-name="T11"/></text:p>
            <text:p text:style-name="P10"><text:span text:style-name="T12">&lt;aui:script use="aui-tree-view"&gt;</text:span></text:p>
            <text:p text:style-name="P10"><text:span text:style-name="T12"><text:s text:c="4"/></text:span><text:span text:style-name="T12">var treeView = new A.TreeView({...}).render();</text:span></text:p>
            <text:p text:style-name="P10"><text:span text:style-name="T12">&lt;/aui:scrip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ackandwhite" presentation:presentation-page-layout-name="AL2T1">
        <office:forms form:automatic-focus="false" form:apply-design-mode="false"/>
        <draw:frame presentation:style-name="pr8" draw:text-style-name="P13" draw:layer="layout" svg:width="25.199cm" svg:height="2.006cm" svg:x="0.5cm" svg:y="-0.006cm" presentation:class="title" presentation:user-transformed="true">
          <draw:text-box>
            <text:p><text:span text:style-name="T5">The simplest usage of AlloyUI</text:span></text:p>
          </draw:text-box>
        </draw:frame>
        <draw:frame presentation:style-name="pr9" draw:text-style-name="P10" draw:layer="layout" svg:width="25.199cm" svg:height="15.006cm" svg:x="1.301cm" svg:y="5cm" presentation:class="outline" presentation:user-transformed="true">
          <draw:text-box>
            <text:list text:style-name="L4">
              <text:list-item>
                <text:p text:style-name="P10"><text:span text:style-name="T10">Create an &lt;aui:script&gt; element in your jsp page</text:span></text:p>
              </text:list-item>
              <text:list-item>
                <text:p text:style-name="P10"><text:span text:style-name="T10">Specify which modules you will need – for example AlloyUI TreeView</text:span></text:p>
              </text:list-item>
            </text:list>
            <text:p text:style-name="P10"><text:span text:style-name="T11"/></text:p>
            <text:p text:style-name="P10"><text:span text:style-name="T11">AlloyUI will execute your code asynchronously as soon as these modules get loaded in the browser</text:span></text:p>
            <text:p text:style-name="P10"><text:span text:style-name="T11"/></text:p>
            <text:p text:style-name="P10"><text:span text:style-name="T12">&lt;aui:script use="aui-tree-view"&gt;</text:span></text:p>
            <text:p text:style-name="P10"><text:span text:style-name="T12"><text:s text:c="4"/></text:span><text:span text:style-name="T12">var treeView = new A.TreeView({...}).render();</text:span></text:p>
            <text:p text:style-name="P10"><text:span text:style-name="T12">&lt;/aui:script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801cm" svg:y="0cm" presentation:class="title" presentation:user-transformed="true">
          <draw:text-box>
            <text:p><text:span text:style-name="T5">AlloyUI in portlet - summary</text:span></text:p>
          </draw:text-box>
        </draw:frame>
        <draw:frame presentation:style-name="pr9" draw:text-style-name="P9" draw:layer="layout" svg:width="25.199cm" svg:height="13.859cm" svg:x="1.301cm" svg:y="5cm" presentation:class="outline" presentation:user-transformed="true">
          <draw:text-box>
            <text:p/>
            <text:p>&lt;aui:script use=”node,aui-history”&gt;</text:p>
            <text:p><text:s/>var content = A.one('#myDivElement').html();</text:p>
            <text:p>A.all('.book-items').addClass('selected');</text:p>
            <text:p>&lt;/aui:script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ackandwhite" presentation:presentation-page-layout-name="AL2T1">
        <office:forms form:automatic-focus="false" form:apply-design-mode="false"/>
        <draw:frame presentation:style-name="pr8" draw:text-style-name="P13" draw:layer="layout" svg:width="25.199cm" svg:height="2.006cm" svg:x="0.801cm" svg:y="-0.006cm" presentation:class="title" presentation:user-transformed="true">
          <draw:text-box>
            <text:p><text:span text:style-name="T5">AlloyUI core infrastructure</text:span></text:p>
          </draw:text-box>
        </draw:frame>
        <draw:frame presentation:style-name="pr9" draw:text-style-name="P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 text:style-name="P10">Global Object</text:p>
              </text:list-item>
              <text:list-item>
                <text:p text:style-name="P10">Node</text:p>
              </text:list-item>
              <text:list-item>
                <text:p text:style-name="P10">Event</text:p>
              </text:list-item>
              <text:list-item>
                <text:p text:style-name="P10">Widget</text:p>
              </text:list-item>
              <text:list-item>
                <text:p text:style-name="P10">CSS</text:p>
              </text:list-item>
              <text:list-item>
                <text:p text:style-name="P10">Util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ackandwhite" presentation:presentation-page-layout-name="AL2T1">
        <office:forms form:automatic-focus="false" form:apply-design-mode="false"/>
        <draw:frame presentation:style-name="pr8" draw:text-style-name="P13" draw:layer="layout" svg:width="25.199cm" svg:height="2.006cm" svg:x="0.801cm" svg:y="-0.006cm" presentation:class="title" presentation:user-transformed="true">
          <draw:text-box>
            <text:p><text:span text:style-name="T5">AlloyUI Global Object</text:span></text:p>
          </draw:text-box>
        </draw:frame>
        <draw:frame presentation:style-name="pr9" draw:text-style-name="P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 text:style-name="P10">Create multiple AlloyUI instances</text:p>
              </text:list-item>
              <text:list-item>
                <text:p text:style-name="P10">Provides <text:span text:style-name="T8">sandboxing –</text:span><text:span text:style-name="T7"> create instances in your own namespace and load only these modules, which are currently needed.</text:span></text:p>
              </text:list-item>
              <text:list-item>
                <text:p text:style-name="P10"><text:span text:style-name="T7">Browser sniffing – no History HTML5 for IE8</text:span></text:p>
              </text:list-item>
              <text:list-item>
                <text:p text:style-name="P10"><text:span text:style-name="T7">Array and Object operations such as </text:span><text:span text:style-name="T13">each</text:span></text:p>
              </text:list-item>
              <text:list-item>
                <text:p text:style-name="P10"><text:span text:style-name="T14">Dynamic script and CSS loading (via “get” modul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A.Node class</text:span></text:p>
          </draw:text-box>
        </draw:frame>
        <draw:frame presentation:style-name="pr9" draw:text-style-name="P10" draw:layer="layout" svg:width="25.199cm" svg:height="14.895cm" svg:x="1.301cm" svg:y="3.828cm" presentation:class="outline" presentation:user-transformed="true">
          <draw:text-box>
            <text:list text:style-name="L4">
              <text:list-item>
                <text:p text:style-name="P10">Retrieve one or more elements from DOM</text:p>
              </text:list-item>
              <text:list-item>
                <text:p text:style-name="P10">Supports CSS3 Selectors using “selector-css3” module</text:p>
              </text:list-item>
              <text:list-item>
                <text:p text:style-name="P10">Create node from HTML string</text:p>
              </text:list-item>
              <text:list-item>
                <text:p text:style-name="P10">Retrieve/modify node attributes</text:p>
              </text:list-item>
              <text:list-item>
                <text:p text:style-name="P10">Attach listeners to events such as “click“</text:p>
              </text:list-item>
              <text:list-item>
                <text:p text:style-name="P10">Work with collection of nodes</text:p>
              </text:list-item>
              <text:list-item>
                <text:p text:style-name="P10">Built-in ARIA support in Node interface</text:p>
              </text:list-item>
            </text:list>
            <text:p text:style-name="P10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Examples of using A.Node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 text:style-name="P10">Retrieve an element by Id:</text:p>
              </text:list-item>
            </text:list>
            <text:p text:style-name="P10">var myDiv = A.one("#myDiv");</text:p>
            <text:p text:style-name="P10"/>
            <text:list text:continue-numbering="true" text:style-name="L4">
              <text:list-item>
                <text:p text:style-name="P10">Set content to the retrieved element:</text:p>
              </text:list-item>
            </text:list>
            <text:p text:style-name="P10">myDiv.html("&lt;h1&gt;Hello, &lt;em&gt;World&lt;/em&gt;!&lt;/h1&gt;");</text:p>
            <text:p text:style-name="P10"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A.Node – more examples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 text:style-name="P10">Add class to all descendants of <text:s/>#myDiv element:</text:p>
              </text:list-item>
            </text:list>
            <text:p text:style-name="P10">myDiv.all('li').addClass('menu-item');</text:p>
            <text:p text:style-name="P10"/>
            <text:list text:continue-numbering="true" text:style-name="L4">
              <text:list-item>
                <text:p text:style-name="P10">Set ARIA (Accessible Rich Internet Applications Suite) roles:</text:p>
              </text:list-item>
            </text:list>
            <text:p text:style-name="P10">var node = A.one('#toolbar').set('role', 'toolbar');</text:p>
            <text:p text:style-name="P10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Event Utility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p text:style-name="P10">Provides two kind of API for working with DOM event system:</text:p>
            <text:list text:style-name="L4">
              <text:list-item>
                <text:p text:style-name="P10">Subscribing to events such as clicking on button or changing a value of a checkbox</text:p>
              </text:list-item>
              <text:list-item>
                <text:p text:style-name="P10">Define synthetic events – you can create your own DOM events. Typical examples are “mouseenter” and “mouseleave” events.</text:p>
              </text:list-item>
            </text:list>
            <text:p text:style-name="P10"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Subscribing to an event</text:span></text:p>
          </draw:text-box>
        </draw:frame>
        <draw:frame presentation:style-name="pr9" draw:text-style-name="P10" draw:layer="layout" svg:width="25.199cm" svg:height="14.895cm" svg:x="1.473cm" svg:y="4.034cm" presentation:class="outline" presentation:user-transformed="true">
          <draw:text-box>
            <text:p text:style-name="P9"/>
            <text:p text:style-name="P10">var button = A.one("#myButton");</text:p>
            <text:p text:style-name="P10">button.on("click", function (event) {</text:p>
            <text:p text:style-name="P10"><text:s text:c="4"/>…..</text:p>
            <text:p text:style-name="P10">});</text:p>
            <text:p text:style-name="P10"/>
            <text:p text:style-name="P10">You can subscribe to any kind of event – keydown, keyup, mouseover, change, etc.</text:p>
            <text:p text:style-name="P10"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Event delegation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p text:style-name="P10">var form = A.one('#myForm');</text:p>
            <text:p text:style-name="P10">form.delegate("click", handleClick, "button, input[type=button]");</text:p>
            <text:p text:style-name="P10"/>
            <text:p text:style-name="P10">This will create only one native listener and <text:span text:style-name="T8">not</text:span> one listener per element.</text:p>
            <text:p text:style-name="P10">Thus, this is huge performance improvement, especially for older brows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Simulating events</text:span></text:p>
          </draw:text-box>
        </draw:frame>
        <draw:frame presentation:style-name="pr9" draw:text-style-name="P10" draw:layer="layout" svg:width="25.199cm" svg:height="13.859cm" svg:x="1.5cm" svg:y="5.141cm" presentation:class="outline" presentation:user-transformed="true">
          <draw:text-box>
            <text:p text:style-name="P10">A.one('#myButton').simulate('click');</text:p>
            <text:p text:style-name="P10"/>
            <text:p text:style-name="P10">This will create a native event that will buble, but won't trigger native behaviour, like form submitt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A.Widget</text:span></text:p>
          </draw:text-box>
        </draw:frame>
        <draw:frame presentation:style-name="pr9" draw:text-style-name="P10" draw:layer="layout" svg:width="25.199cm" svg:height="13.859cm" svg:x="1.5cm" svg:y="5.141cm" presentation:class="outline" presentation:user-transformed="true">
          <draw:text-box>
            <text:list text:style-name="L4">
              <text:list-item>
                <text:p text:style-name="P10">The foundation class from which all AlloyUI/YUI3 Widgets are derived</text:p>
              </text:list-item>
              <text:list-item>
                <text:p text:style-name="P10">Provides render lifecycle moment in addition to init and destroy</text:p>
              </text:list-item>
              <text:list-item>
                <text:p text:style-name="P10">Has <text:span text:style-name="T8">built-in</text:span> progressive enhancement support – turn list items to Tabs if JavaScript is enabled</text:p>
              </text:list-item>
              <text:list-item>
                <text:p text:style-name="P10">Supports consistent class name gene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ackandwhite" presentation:presentation-page-layout-name="AL2T1">
        <office:forms form:automatic-focus="false" form:apply-design-mode="false"/>
        <draw:frame presentation:style-name="pr12" draw:text-style-name="P13" draw:layer="layout" svg:width="25.199cm" svg:height="2cm" svg:x="0.5cm" svg:y="0cm" presentation:class="title" presentation:user-transformed="true">
          <draw:text-box>
            <text:p><text:span text:style-name="T5">AlloyUI Widgets</text:span></text:p>
          </draw:text-box>
        </draw:frame>
        <draw:frame presentation:style-name="pr9" draw:text-style-name="P10" draw:layer="layout" svg:width="25.199cm" svg:height="13.859cm" svg:x="1.5cm" svg:y="5.141cm" presentation:class="outline" presentation:user-transformed="true">
          <draw:text-box>
            <text:list text:style-name="L4">
              <text:list-item>
                <text:p text:style-name="P10">Alloy 1.02 will have about 70 modules, utilities and components.</text:p>
              </text:list-item>
              <text:list-item>
                <text:p text:style-name="P10">These include DataTable, Calendar, AutoComplete, Overlay, Dialog, Tooltip, ProgressBar and many, many other.</text:p>
              </text:list-item>
            </text:list>
            <text:p text:style-name="P10">The latest version of AlloyUI can be always found on its official site:</text:p>
            <text:p text:style-name="P9"><text:a xlink:href="http://alloy.liferay.com/">http://alloy.liferay.com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ackandwhite" presentation:presentation-page-layout-name="AL2T1">
        <office:forms form:automatic-focus="false" form:apply-design-mode="false"/>
        <draw:frame presentation:style-name="pr13" draw:text-style-name="P13" draw:layer="layout" svg:width="25.199cm" svg:height="1.576cm" svg:x="0.5cm" svg:y="0.256cm" presentation:class="title" presentation:user-transformed="true">
          <draw:text-box>
            <text:p><text:span text:style-name="T5">YUI3 Widgets</text:span></text:p>
          </draw:text-box>
        </draw:frame>
        <draw:frame presentation:style-name="pr9" draw:text-style-name="P10" draw:layer="layout" svg:width="25.199cm" svg:height="13.859cm" svg:x="1.5cm" svg:y="5.141cm" presentation:class="outline" presentation:user-transformed="true">
          <draw:text-box>
            <text:list text:style-name="L4">
              <text:list-item>
                <text:p text:style-name="P10">YUI 3.4.1 currently has about <text:s/>40 Widgets and Utilities.</text:p>
              </text:list-item>
              <text:list-item>
                <text:p text:style-name="P10">These include Charts, Panel, TabView, Slider, Drag&amp;Drop, History support and many, many others.</text:p>
              </text:list-item>
            </text:list>
            <text:p text:style-name="P10">View examples and read the documentation on their official site:</text:p>
            <text:p text:style-name="P9"><text:a xlink:href="http://yuilibrary.com/">http://yuilibrary.com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blackandwhite" presentation:presentation-page-layout-name="AL2T1">
        <office:forms form:automatic-focus="false" form:apply-design-mode="false"/>
        <draw:frame presentation:style-name="pr13" draw:text-style-name="P13" draw:layer="layout" svg:width="25.199cm" svg:height="1.576cm" svg:x="0.5cm" svg:y="0.256cm" presentation:class="title" presentation:user-transformed="true">
          <draw:text-box>
            <text:p><text:span text:style-name="T5">Application Framework</text:span></text:p>
          </draw:text-box>
        </draw:frame>
        <draw:frame presentation:style-name="pr9" draw:text-style-name="P10" draw:layer="layout" svg:width="25.199cm" svg:height="13.859cm" svg:x="1.5cm" svg:y="5.141cm" presentation:class="outline" presentation:user-transformed="true">
          <draw:text-box>
            <text:list text:style-name="L4">
              <text:list-header>
                <text:p text:style-name="P10">YUI 3.4 introduced App Framework component.</text:p>
                <text:p text:style-name="P10">This is a simple MVC-style framework for writing single-page JavaScript applications</text:p>
              </text:list-header>
              <text:list-item>
                <text:p text:style-name="P10">Model</text:p>
              </text:list-item>
              <text:list-item>
                <text:p text:style-name="P10">Model List</text:p>
              </text:list-item>
              <text:list-item>
                <text:p text:style-name="P10">View</text:p>
              </text:list-item>
              <text:list-item>
                <text:p text:style-name="P10">Controller (Router in YUI 3.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ackandwhite" presentation:presentation-page-layout-name="AL2T1">
        <office:forms form:automatic-focus="false" form:apply-design-mode="false"/>
        <draw:frame presentation:style-name="pr13" draw:text-style-name="P13" draw:layer="layout" svg:width="25.199cm" svg:height="1.576cm" svg:x="0.5cm" svg:y="0.256cm" presentation:class="title" presentation:user-transformed="true">
          <draw:text-box>
            <text:p><text:span text:style-name="T5">Working on the server</text:span></text:p>
          </draw:text-box>
        </draw:frame>
        <draw:frame presentation:style-name="pr9" draw:text-style-name="P10" draw:layer="layout" svg:width="25.199cm" svg:height="13.859cm" svg:x="1.5cm" svg:y="5.141cm" presentation:class="outline" presentation:user-transformed="true">
          <draw:text-box>
            <text:list text:style-name="L4">
              <text:list-header>
                <text:p text:style-name="P10">There is YUI3 version for NodeJS and among with the other improvements YUI 3.5 will be focused on the work on server.</text:p>
              </text:list-header>
              <text:list-item>
                <text:p text:style-name="P10">The main benefit is that you can use only <text:span text:style-name="T8">JavaScript </text:span><text:span text:style-name="T7">(and HTML+CSS)</text:span> in order to write your applications.</text:p>
              </text:list-item>
              <text:list-item>
                <text:p text:style-name="P10">There is no need to write in Java, PHP, Python, C#, Perl, etc. on the server and on JavaScript for the brow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ackandwhite" presentation:presentation-page-layout-name="AL2T1">
        <office:forms form:automatic-focus="false" form:apply-design-mode="false"/>
        <draw:frame presentation:style-name="pr9" draw:text-style-name="P10" draw:layer="layout" svg:width="25.199cm" svg:height="13.859cm" svg:x="1.5cm" svg:y="5.141cm" presentation:class="outline" presentation:user-transformed="true">
          <draw:text-box>
            <text:p text:style-name="P9"/>
            <text:p text:style-name="P9">Thanks!</text:p>
            <text:p text:style-name="P9"/>
            <text:p text:style-name="P9">Questions?</text:p>
            <text:p text:style-name="P9"/>
            <text:p text:style-name="P10"><text:span text:style-name="T9">Email: </text:span><text:span text:style-name="T9"><text:a xlink:href="mailto:iliyan.peychev@liferay.com">iliyan.peychev@liferay.com</text:a></text:span></text:p>
            <text:p text:style-name="P10"><text:span text:style-name="T9">Twitter: ipeychev</text:span></text:p>
            <text:p text:style-name="P10"><text:span text:style-name="T9">Google+: https://plus.google.com/1011638342027634937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8.1000003814697pt" fo:font-style="normal" fo:text-shadow="none" style:text-underline-style="none" fo:font-weight="normal" style:letter-kerning="true" style:font-family-asian="'ＭＳ Ｐゴシック'" style:font-pitch-asian="variable" style:font-size-asian="28.1000003814697pt" style:font-style-asian="normal" style:font-weight-asian="normal" style:font-family-complex="'ＭＳ Ｐゴシック'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5.2999992370605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7000007629395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background" style:display-name="2011%20SPAIN%20POWERPOIN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_32_011_25_20SPAIN_25_20POWERPOINT-backgroundobjects" style:display-name="2011%20SPAIN%20POWERPOI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2_011_25_20SPAIN_25_20POWERPOINT-notes" style:display-name="2011%20SPAIN%20POWERPOINT-notes" style:family="presentation">
      <style:graphic-properties draw:stroke="none" draw:fill="none">
        <text:list-style style:name="_32_011_25_20SPAIN_25_20POWERPOINT-notes" style:display-name="2011%20SPAIN%20POWERPOI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8.1000003814697pt" fo:font-style="normal" fo:text-shadow="none" style:text-underline-style="none" fo:font-weight="normal" style:letter-kerning="true" style:font-family-asian="'ＭＳ Ｐゴシック'" style:font-pitch-asian="variable" style:font-size-asian="28.1000003814697pt" style:font-style-asian="normal" style:font-weight-asian="normal" style:font-family-complex="'ＭＳ Ｐゴシック'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outline1" style:display-name="2011%20SPAIN%20POWERPOINT-outline1" style:family="presentation">
      <style:graphic-properties draw:stroke="none" draw:fill="none">
        <text:list-style style:name="_32_011_25_20SPAIN_25_20POWERPOINT-outline1" style:display-name="2011%20SPAIN%20POWERPOIN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5.2999992370605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outline2" style:display-name="2011%20SPAIN%20POWERPOINT-outline2" style:family="presentation" style:parent-style-name="_32_011_25_20SPAIN_25_20POWERPOINT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_32_011_25_20SPAIN_25_20POWERPOINT-outline3" style:display-name="2011%20SPAIN%20POWERPOINT-outline3" style:family="presentation" style:parent-style-name="_32_011_25_20SPAIN_25_20POWERPOINT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_32_011_25_20SPAIN_25_20POWERPOINT-outline4" style:display-name="2011%20SPAIN%20POWERPOINT-outline4" style:family="presentation" style:parent-style-name="_32_011_25_20SPAIN_25_20POWERPOINT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5" style:display-name="2011%20SPAIN%20POWERPOINT-outline5" style:family="presentation" style:parent-style-name="_32_011_25_20SPAIN_25_20POWERPOINT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6" style:display-name="2011%20SPAIN%20POWERPOINT-outline6" style:family="presentation" style:parent-style-name="_32_011_25_20SPAIN_25_20POWERPOINT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7" style:display-name="2011%20SPAIN%20POWERPOINT-outline7" style:family="presentation" style:parent-style-name="_32_011_25_20SPAIN_25_20POWERPOINT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8" style:display-name="2011%20SPAIN%20POWERPOINT-outline8" style:family="presentation" style:parent-style-name="_32_011_25_20SPAIN_25_20POWERPOINT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9" style:display-name="2011%20SPAIN%20POWERPOINT-outline9" style:family="presentation" style:parent-style-name="_32_011_25_20SPAIN_25_20POWERPOINT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subtitle" style:display-name="2011%20SPAIN%20POWERPOINT-subtitle" style:family="presentation">
      <style:graphic-properties draw:stroke="none" draw:fill="none" draw:textarea-vertical-align="middle">
        <text:list-style style:name="_32_011_25_20SPAIN_25_20POWERPOINT-subtitle" style:display-name="2011%20SPAIN%20POWERPOI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title" style:display-name="2011%20SPAIN%20POWERPOINT-title" style:family="presentation">
      <style:graphic-properties draw:stroke="none" draw:fill="none" draw:textarea-vertical-align="middle">
        <text:list-style style:name="_32_011_25_20SPAIN_25_20POWERPOINT-title" style:display-name="2011%20SPAIN%20POWERPOIN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7000007629395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background" style:display-name="По подразбиране-background" style:family="presentation">
      <style:graphic-properties draw:stroke="none" draw:fill="none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shrink-to-fit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fill-image-width="0cm" draw:fill-image-height="0cm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bitmap" draw:fill-image-name="bwm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По_20_подразбиране-backgroundobjects">
      <style:graphic-properties draw:stroke="none" draw:fill="none" draw:fill-color="#ffffff" draw:auto-grow-height="false" fo:min-height="1.449cm"/>
    </style:style>
    <style:style style:name="Mpr7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8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9cm" svg:height="3.506cm" svg:x="1.4cm" svg:y="0.837cm" presentation:class="title" presentation:placeholder="true">
        <draw:text-box/>
      </draw:frame>
      <draw:frame presentation:style-name="Title2-outline1" draw:layer="backgroundobjects" svg:width="25.199cm" svg:height="13.86cm" svg:x="1.4cm" svg:y="4.913cm" presentation:class="outline" presentation:placeholder="true">
        <draw:text-box/>
      </draw:frame>
      <draw:frame draw:style-name="Mgr3" draw:text-style-name="MP6" draw:layer="backgroundobjects" svg:width="28.056cm" svg:height="21.056cm" svg:x="-0.056cm" svg:y="0cm">
        <draw:image xlink:href="Pictures/1000000000000640000004B0FDCF1FC9.png" xlink:type="simple" xlink:show="embed" xlink:actuate="onLoad">
          <text:p/>
        </draw:image>
      </draw:frame>
      <presentation:notes style:page-layout-name="PM2">
        <draw:page-thumbnail presentation:style-name="Title2-title" draw:layer="backgroundobjects" svg:width="0.001cm" svg:height="0.001cm" svg:x="0cm" svg:y="2.257cm" presentation:class="page"/>
        <draw:frame presentation:style-name="Title2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_32_011_25_20SPAIN_25_20POWERPOINT" style:display-name="2011%20SPAIN%20POWERPOINT" style:page-layout-name="PM1" draw:style-name="Mdp2">
      <draw:frame presentation:style-name="_32_011_25_20SPAIN_25_20POWERPOINT-title" draw:layer="backgroundobjects" svg:width="25.199cm" svg:height="3.506cm" svg:x="1.4cm" svg:y="0.837cm" presentation:class="title" presentation:placeholder="true">
        <draw:text-box/>
      </draw:frame>
      <draw:frame presentation:style-name="_32_011_25_20SPAIN_25_20POWERPOINT-outline1" draw:layer="backgroundobjects" svg:width="25.199cm" svg:height="13.86cm" svg:x="1.4cm" svg:y="4.913cm" presentation:class="outline" presentation:placeholder="true">
        <draw:text-box/>
      </draw:frame>
      <draw:frame draw:style-name="Mgr4" draw:text-style-name="MP6" draw:layer="backgroundobjects" svg:width="27.998cm" svg:height="20.999cm" svg:x="0cm" svg:y="0cm">
        <draw:image xlink:href="Pictures/1000000000000640000004B0805DED32.jpg" xlink:type="simple" xlink:show="embed" xlink:actuate="onLoad">
          <text:p/>
        </draw:image>
      </draw:frame>
      <presentation:notes style:page-layout-name="PM2">
        <draw:page-thumbnail presentation:style-name="_32_011_25_20SPAIN_25_20POWERPOINT-title" draw:layer="backgroundobjects" svg:width="0.001cm" svg:height="0.001cm" svg:x="0cm" svg:y="2.257cm" presentation:class="page"/>
        <draw:frame presentation:style-name="_32_011_25_20SPAIN_25_20POWERPOIN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По_20_подразбиране" style:display-name="По подразбиране" style:page-layout-name="PM1" draw:style-name="Mdp3">
      <draw:frame presentation:style-name="По_20_подразбиране-title" draw:layer="backgroundobjects" svg:width="25.199cm" svg:height="3.506cm" svg:x="1.4cm" svg:y="0.837cm" presentation:class="title" presentation:placeholder="true">
        <draw:text-box/>
      </draw:frame>
      <draw:frame presentation:style-name="По_20_подразбиране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3">
        <draw:page-thumbnail presentation:style-name="По_20_подразбиране-title" draw:layer="backgroundobjects" svg:width="14.848cm" svg:height="11.136cm" svg:x="3.075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4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9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10-10T21:04:39</meta:creation-date>
    <dc:language>fi-FI</dc:language>
    <meta:editing-cycles>278</meta:editing-cycles>
    <meta:editing-duration>PT16H45M18S</meta:editing-duration>
    <meta:initial-creator>kronos </meta:initial-creator>
    <dc:date>2012-02-15T09:05:29</dc:date>
    <meta:document-statistic meta:object-count="1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Human.otp"/>
  </office:meta>
</office:document-meta>
</file>